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Listener.getLocalHostAddr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Listen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Listener.RemoteCacheListener( IRemoteCacheAttributes ir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CacheListener.ensureCach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moteCache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Listener.getRemot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Listener.handleRemove( String cacheNam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Liste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Listener.handlePut( ICacheElement cb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